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none" officeooo:rsid="000e443f" officeooo:paragraph-rsid="001de214"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6"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2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2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2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0"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1"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2"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3"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4"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5"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6"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37"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38"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39"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40"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officeooo:rsid="00136e7e"/>
    </style:style>
    <style:style style:name="T8" style:family="text">
      <style:text-properties officeooo:rsid="001611e9"/>
    </style:style>
    <style:style style:name="T9" style:family="text">
      <style:text-properties officeooo:rsid="0016441d"/>
    </style:style>
    <style:style style:name="T10" style:family="text">
      <style:text-properties officeooo:rsid="00187420"/>
    </style:style>
    <style:style style:name="T11" style:family="text">
      <style:text-properties officeooo:rsid="001a0fb9"/>
    </style:style>
    <style:style style:name="T12" style:family="text">
      <style:text-properties officeooo:rsid="001bd136"/>
    </style:style>
    <style:style style:name="T13" style:family="text">
      <style:text-properties officeooo:rsid="001ce004"/>
    </style:style>
    <style:style style:name="T14" style:family="text">
      <style:text-properties officeooo:rsid="001d2b8f"/>
    </style:style>
    <style:style style:name="T15" style:family="text">
      <style:text-properties officeooo:rsid="001f700c"/>
    </style:style>
    <style:style style:name="T16" style:family="text">
      <style:text-properties officeooo:rsid="0023953d"/>
    </style:style>
    <style:style style:name="T17" style:family="text">
      <style:text-properties officeooo:rsid="0025b73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9">1st Edition</text:p>
      <text:p text:style-name="P30">Introduction</text:p>
      <text:p text:style-name="P8">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1">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1">This document, on the other hand, serves to explain the rules of the game.</text:p>
      <text:p text:style-name="P25">Setup</text:p>
      <text:p text:style-name="P20">Keeper of the Cards <text:span text:style-name="T14">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1">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8"><text:span text:style-name="T2">There are two types of cards in Keeper of the Cards: creatures, and spells. </text:span><text:span text:style-name="T3">Below are some examples of both:</text:span></text:p>
      <text:p text:style-name="P8"><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8"/>
      <text:p text:style-name="P8"/>
      <text:p text:style-name="P8"/>
      <text:p text:style-name="P8"/>
      <text:p text:style-name="P8"/>
      <text:p text:style-name="P8"/>
      <text:p text:style-name="P8"/>
      <text:p text:style-name="P8"/>
      <text:p text:style-name="P12">The card on the left is a creature, and the card on the right is a spell. As you can see, they are both very similar; the only real difference is that spells have a pair of triangles instead of the additional elements found on a creature.</text:p>
      <text:p text:style-name="P12">The elements marked on “Cybernetic Psychic” are:</text:p>
      <text:list xml:id="list1454950675339336787" text:style-name="L1">
        <text:list-item>
          <text:p text:style-name="P31">The name of the card. This is purely cosmetic and has no effect on the game.</text:p>
        </text:list-item>
        <text:list-item>
          <text:p text:style-name="P32">The card image. This is purely cosmetic and has no effect on the game.</text:p>
        </text:list-item>
        <text:list-item>
          <text:p text:style-name="P32">The ability text of the card.</text:p>
        </text:list-item>
        <text:list-item>
          <text:p text:style-name="P32">The resource cost of the card.</text:p>
        </text:list-item>
        <text:list-item>
          <text:p text:style-name="P32">The flavor text of the card. This is purely cosmetic and has no effect on the game.</text:p>
        </text:list-item>
        <text:list-item>
          <text:p text:style-name="P32">The offensive power (“offense”) of the card.</text:p>
        </text:list-item>
        <text:list-item>
          <text:p text:style-name="P32">The defensive power (“defense”) of the card.</text:p>
        </text:list-item>
      </text:list>
      <text:p text:style-name="P7"/>
      <text:p text:style-name="P3">Deck Building Considerations</text:p>
      <text:p text:style-name="P10"><text:span text:style-name="T2">A deck in Keeper of the Cards must have </text:span><text:span text:style-name="T4">exactly 50 cards. All cards must </text:span><text:span text:style-name="T6">look the same from the back; this can be achieved by using sleeves if necessary.</text:span></text:p>
      <text:p text:style-name="P22">Other than that, there are no restrictions on what legal cards you can put in your deck. In particular, there is no restriction on how many copies of a given card you may have in your deck; if you like, you can populate your deck with 6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28">T<text:span text:style-name="T7">he Field</text:span></text:p>
      <text:p text:style-name="P13">Each player's field contains the following zones:</text:p>
      <text:list xml:id="list733191539072454397" text:style-name="L2">
        <text:list-item>
          <text:p text:style-name="P37"><text:span text:style-name="T2">Deck: Contains your deck. The deck's contents are not revealed to anyone, and it is shuffled </text:span><text:span text:style-name="T5">before</text:span><text:span text:style-name="T2"> the start of the game.</text:span></text:p>
        </text:list-item>
        <text:list-item>
          <text:p text:style-name="P33">Graveyard: Typically to the right of your Deck. Any card which is destroyed or sacrificed is sent here, face-down. The contents of the graveyard are not public knowledge, but its owner may look through it at any time.</text:p>
        </text:list-item>
        <text:list-item>
          <text:p text:style-name="P33">Creature Zone: Typically above your Trap Zone. Contains your “in play” creatures. The contents of this zone are public knowledge.</text:p>
        </text:list-item>
        <text:list-item>
          <text:p text:style-name="P33">Trap Zone: Typically to the left of your Deck. Contains your “in play” spells (a.k.a. “traps”). The contents of this zone are not public knowledge, but its owner may look at the cards within at any time.</text:p>
        </text:list-item>
        <text:list-item>
          <text:p text:style-name="P37"><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38"><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4">Each turn in Keeper of the Cards consists of the following phases:</text:p>
      <text:list xml:id="list4250486236359680439" text:style-name="L3">
        <text:list-item>
          <text:p text:style-name="P39"><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34">Action Phase: You may play any cards from your hand that you are able to, and you may also activate in-play creature abilities and in-play traps with no activation condition.</text:p>
        </text:list-item>
        <text:list-item>
          <text:p text:style-name="P34">Battle Phase: You may do battle with your unexhausted creatures.</text:p>
        </text:list-item>
        <text:list-item>
          <text:p text:style-name="P34">Recovery Phase: Unexhaust all cards (on every player's field) and restore the offense and defense of all creatures to the numbers printed on the respective cards.</text:p>
        </text:list-item>
      </text:list>
      <text:p text:style-name="P26">Resources <text:span text:style-name="T8">and Exhaustion</text:span></text:p>
      <text:p text:style-name="P15">Resources are used to summon creatures and cast spells. A resource can be any card. Resources are placed into the Resource Zone during the Resource Phase.</text:p>
      <text:p text:style-name="P16">When you place a resource into the Resource Zone, it is always played face-down, as its identity is not public knowledge, and exhausted, as it cannot be used on the same turn it is placed.</text:p>
      <text:p text:style-name="P16">“Exhausted”, for any card, means that the card cannot currently be used, and is marked by turning the card sideways. To unexhaust a card, return it to an upright orientation. This is done only during the Recovery Phase.</text:p>
      <text:p text:style-name="P15">To pay a resource cost is to exhaust a number of unexhausted resources. For example, to pay a resource cost of 3, exhaust three of your currently unexhausted resources by turning them sideways.</text:p>
      <text:p text:style-name="P17">Once a card is placed in the Resource Zone, it cannot be removed from it except via a card effect.</text:p>
      <text:p text:style-name="P5">Creatures, Abilities, and Battles</text:p>
      <text:p text:style-name="P17">Creatures are used to do battle, but may also have special abilities.</text:p>
      <text:p text:style-name="P17">To summon a creature, pay a number of resources equal to the card's resource cost, and then place it, exhausted, into the Creature Zone.</text:p>
      <text:p text:style-name="P17">A creature's abilities are indicated in the <text:span text:style-name="T15">ability</text:span> text, one paragraph for each ability. You can activate an ability of an unexhausted creature by exhausting it.</text:p>
      <text:p text:style-name="P17">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19">Some activation conditions may cause abilities to activate <text:span text:style-name="T11">while the card is not in play. Therefore, if any creature or spell has its ability activated when it is not in play and was not in play immediately prior to the action responsible for fulfilling the condition, the card's resource cost is paid before the efect activates. This, again, also applies to spells. </text:span></text:p>
      <text:p text:style-name="P20">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7">To battle, <text:span text:style-name="T9">the attacking player</text:span> exhaust<text:span text:style-name="T9">s</text:span> any number of unexhausted creatures, <text:span text:style-name="T9">which become the attacking team,</text:span> and declare<text:span text:style-name="T10">s</text:span> one target: a player, or a creature. The target player, or the owner of the target creature, may then exhaust any number of their own unexhausted creatures <text:span text:style-name="T9">(which may or may not include the target itself)</text:span>, <text:span text:style-name="T9">which become the defending team</text:span>. <text:span text:style-name="T9">Then the attacking player rolls a number of six-sided dice equal to the total offense of the attacking team, and the defending player rolls a number of six-sided dice equal to the total offense of the defending team. The result of the attacking player's dice is inflicted as damage to the defending team, and any excess is inflicted as damage to the target. The result of the defending player's dice is inflicted as damage to the attacking team. All damage is inflicted simultaneously.</text:span></text:p>
      <text:p text:style-name="P18">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18">The attacking player chooses how to distribute the damage inflicted to the attacking team, and the defending player chooses how to distribute the damage inflicted to the defending team. Neither player can inflict any more damage to any creature in the attacking team or defending team than is <text:soft-page-break/>necessary to destroy the creature. For example, if the attacking player inflicts 20 total damage and the defending team consists of one creature with 5 defense and one creature with 10 defense, the defending player must inflict 5 damage to the creature with 5 defense, 10 damage to the creature with 10 defense, and the remaining 5 damage to the target.</text:p>
      <text:p text:style-name="P23">During your battle phase, you may initiate as many battles as you want to as long as you have unexhausted creatures remaining.</text:p>
      <text:p text:style-name="P27">Casting Spells and Setting Traps</text:p>
      <text:p text:style-name="P19"><text:span text:style-name="T15">Spells are cards that only have a single ability (like creatures, shown in the card's ability text). Spells</text:span> can be used in two ways: they can be cast during your action phase, and they can be set as traps for use later.</text:p>
      <text:p text:style-name="P19">To cast a spell, pay a number of resources equal to the card's resource cost, reveal the spell to all other players, follow the instructions on the card immediately, <text:span text:style-name="T12">and send the spell to the graveyard</text:span>. Only a spell with no activation condition can be cast in this way; any spell with an activation condition must first be set as a trap before it can be activated. <text:span text:style-name="T12">Note: a spell cast this way is not considered to be “in play”.</text:span></text:p>
      <text:p text:style-name="P19">Traps function the same way as spells, but there are two key differences. Firstly, a spell with an activation condition may only be activated as a trap. Secondly, the resource cost of a trap is not paid at the same time the trap is activated.</text:p>
      <text:p text:style-name="P19">To set a trap, pay a number of resources equal to the card's resource cost, then place the card into the Trap Zone, face-down and exhausted. Note: the identity of the card is not public knowledge.</text:p>
      <text:p text:style-name="P19">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3">Note: once activated, a trap is no longer considered to be “in play”.</text:span></text:p>
      <text:p text:style-name="P6">Chains</text:p>
      <text:p text:style-name="P20">Some abilities are activated in response to other actions. In such a case, it is important to understand what chains are and how they work.</text:p>
      <text:p text:style-name="P20">Every time a card is played, an attack is initiated, a creature ability is activated, or a trap is activated <text:span text:style-name="T17">(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6">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4">Each chain link can only have one ability activated in response to it. If multiple players wish to respond to the current chain link, then the player who most recently completed their turn is given priority. You may not respond to your own chain links.</text:p>
      <text:p text:style-name="P20">Note that once a chain is completed, it must be resolved before any additional action is taken by any player. This rule is to prevent potential confusion that can arise if the resolution of a chain has to be paused mid-way.</text:p>
      <text:p text:style-name="P20">All links in a chain are considered to have happened at the same time. This means, in particular, that after a chain finishes resolving, you may activate “when” effects that are triggered by chain links other than the first one.</text:p>
      <text:p text:style-name="P20">One important term when it comes to chains is the term “negate”. To “negate” something means to make it so that it never happens. If something is negated, any relevant costs are still paid (including the exhaustion required for creature attacks and abilities).</text:p>
      <text:p text:style-name="P29">Winning <text:span text:style-name="T14">and Losing</text:span></text:p>
      <text:p text:style-name="P21">Any given player can lose in three ways:</text:p>
      <text:list xml:id="list4184527728473875202" text:style-name="L4">
        <text:list-item>
          <text:p text:style-name="P35">by having their hitpoints reduced to 0;</text:p>
        </text:list-item>
        <text:list-item>
          <text:p text:style-name="P35">by having an empty deck; or</text:p>
        </text:list-item>
        <text:list-item>
          <text:p text:style-name="P40">by voluntarily forfeiting.</text:p>
        </text:list-item>
      </text:list>
      <text:p text:style-name="P21">Any player who loses is out of the game and can no longer affect the game in any way. When only one player remains in the game, that player is declared the winner.</text:p>
      <text:p text:style-name="P43">Ability Clarifications/Rulings</text:p>
      <text:p text:style-name="P42">This section serves to clarify some things regarding ability texts. It is listed alphabetically based on the text portion at hand.</text:p>
      <text:list xml:id="list5481148035553996680" text:style-name="L5">
        <text:list-item>
          <text:p text:style-name="P36">“One player”: For texts that say “one player”, you select the player. It can be any player, including yourself.</text:p>
        </text:list-item>
        <text:list-item>
          <text:p text:style-name="P36">“Reveal”: To “reveal” a card is to show it to all players, including yourself.</text:p>
        </text:list-item>
        <text:list-item>
          <text:p text:style-name="P36">“Sacrifice”: You can only “sacrifice” cards that you control. A sacrificed card is not “destroyed”.</text:p>
        </text:list-item>
        <text:list-item>
          <text:p text:style-name="P36">“Selected by an opponent”: When a variable number of targets are selected by an opponent, you choose the number; the opponent must choose that number of cards for you to target. For example, an opponent cannot choose to target zero card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01T16:00:41.342507852</dc:date>
    <dc:creator>Julie </dc:creator>
    <meta:editing-duration>PT14H50M51S</meta:editing-duration>
    <meta:editing-cycles>18</meta:editing-cycles>
    <meta:generator>LibreOffice/4.2.8.2$Linux_X86_64 LibreOffice_project/420m0$Build-2</meta:generator>
    <meta:document-statistic meta:table-count="0" meta:image-count="2" meta:object-count="0" meta:page-count="8" meta:paragraph-count="79" meta:word-count="2502" meta:character-count="14193" meta:non-whitespace-character-count="11793"/>
  </office:meta>
</office:document-meta>
</file>